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400000214EF4F6B87FACA745D.jpg" manifest:media-type="image/jpeg"/>
  <manifest:file-entry manifest:full-path="Pictures/100000000000033400000214D43ACBB5FC0F411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089cm" svg:height="12.384cm" svg:x="0.956cm" svg:y="14.776cm">
            <draw:image xlink:href="Pictures/100000000000033400000214EF4F6B87FACA745D.jpg" xlink:type="simple" xlink:show="embed" xlink:actuate="onLoad" draw:mime-type="image/jpeg">
              <text:p/>
            </draw:image>
          </draw:frame>
          <draw:frame draw:style-name="gr1" draw:text-style-name="P1" draw:layer="layout" svg:width="19.089cm" svg:height="12.384cm" svg:x="0.956cm" svg:y="2.541cm">
            <draw:image xlink:href="Pictures/100000000000033400000214D43ACBB5FC0F4118.jpg" xlink:type="simple" xlink:show="embed" xlink:actuate="onLoad" draw:mime-type="image/jpe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0.955cm" fo:margin-right="0.95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0T19:01:36.048000000</meta:creation-date>
    <dc:date>2021-09-10T19:03:59.790000000</dc:date>
    <meta:editing-duration>PT2M29S</meta:editing-duration>
    <meta:editing-cycles>1</meta:editing-cycles>
    <meta:document-statistic meta:object-count="3"/>
    <meta:generator>LibreOffice/7.2.0.4$Windows_X86_64 LibreOffice_project/9a9c6381e3f7a62afc1329bd359cc48accb6435b</meta:generator>
  </office:meta>
</office:document-meta>
</file>